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b6603" officeooo:paragraph-rsid="001b6603"/>
    </style:style>
    <style:style style:name="P2" style:family="paragraph" style:parent-style-name="Standard">
      <style:text-properties fo:font-weight="bold" officeooo:rsid="001b6603" officeooo:paragraph-rsid="001b6603" style:font-weight-asian="bold" style:font-weight-complex="bold"/>
    </style:style>
    <style:style style:name="P3" style:family="paragraph" style:parent-style-name="Standard">
      <style:text-properties fo:font-weight="bold" officeooo:rsid="001d22f5" officeooo:paragraph-rsid="001d22f5" style:font-weight-asian="bold" style:font-weight-complex="bold"/>
    </style:style>
    <style:style style:name="P4" style:family="paragraph" style:parent-style-name="Standard">
      <style:text-properties fo:font-weight="bold" officeooo:rsid="001d22f5" officeooo:paragraph-rsid="001e8d7c" style:font-weight-asian="bold" style:font-weight-complex="bold"/>
    </style:style>
    <style:style style:name="P5" style:family="paragraph" style:parent-style-name="Standard">
      <style:text-properties fo:font-weight="bold" officeooo:rsid="002002af" officeooo:paragraph-rsid="002002af" style:font-weight-asian="bold" style:font-weight-complex="bold"/>
    </style:style>
    <style:style style:name="P6" style:family="paragraph" style:parent-style-name="Standard">
      <style:text-properties fo:font-weight="bold" officeooo:rsid="001e8d7c" officeooo:paragraph-rsid="001e8d7c" style:font-weight-asian="bold" style:font-weight-complex="bold"/>
    </style:style>
    <style:style style:name="P7" style:family="paragraph" style:parent-style-name="Standard">
      <style:text-properties fo:font-weight="bold" officeooo:rsid="002672f0" officeooo:paragraph-rsid="002672f0" style:font-weight-asian="bold" style:font-weight-complex="bold"/>
    </style:style>
    <style:style style:name="P8" style:family="paragraph" style:parent-style-name="Standard">
      <style:text-properties fo:font-weight="bold" officeooo:rsid="0028f7c5" officeooo:paragraph-rsid="0028f7c5" style:font-weight-asian="bold" style:font-weight-complex="bold"/>
    </style:style>
    <style:style style:name="P9" style:family="paragraph" style:parent-style-name="Standard">
      <style:text-properties officeooo:rsid="001d22f5" officeooo:paragraph-rsid="001d22f5"/>
    </style:style>
    <style:style style:name="P10" style:family="paragraph" style:parent-style-name="Standard">
      <style:text-properties officeooo:rsid="002002af" officeooo:paragraph-rsid="002002af"/>
    </style:style>
    <style:style style:name="P11" style:family="paragraph" style:parent-style-name="Standard">
      <style:text-properties officeooo:rsid="0021d899" officeooo:paragraph-rsid="0021d899"/>
    </style:style>
    <style:style style:name="P12" style:family="paragraph" style:parent-style-name="Standard">
      <style:text-properties officeooo:rsid="002210f9" officeooo:paragraph-rsid="002210f9"/>
    </style:style>
    <style:style style:name="P13" style:family="paragraph" style:parent-style-name="Standard">
      <style:text-properties officeooo:rsid="0022a191" officeooo:paragraph-rsid="0022a191"/>
    </style:style>
    <style:style style:name="P14" style:family="paragraph" style:parent-style-name="Standard">
      <style:text-properties officeooo:rsid="0023b822" officeooo:paragraph-rsid="0023b822"/>
    </style:style>
    <style:style style:name="P15" style:family="paragraph" style:parent-style-name="Standard">
      <style:text-properties style:text-position="0% 100%" fo:font-weight="bold" officeooo:rsid="001b6603" officeooo:paragraph-rsid="001b6603" style:font-weight-asian="bold" style:font-weight-complex="bold"/>
    </style:style>
    <style:style style:name="P16" style:family="paragraph" style:parent-style-name="Standard">
      <style:text-properties officeooo:rsid="001cb8b4" officeooo:paragraph-rsid="001cb8b4"/>
    </style:style>
    <style:style style:name="P17" style:family="paragraph" style:parent-style-name="Standard">
      <style:text-properties officeooo:rsid="00263ad4" officeooo:paragraph-rsid="00263ad4"/>
    </style:style>
    <style:style style:name="P18" style:family="paragraph" style:parent-style-name="Standard">
      <style:text-properties officeooo:rsid="002672f0" officeooo:paragraph-rsid="002672f0"/>
    </style:style>
    <style:style style:name="P19" style:family="paragraph" style:parent-style-name="Standard">
      <style:text-properties officeooo:rsid="0027bbb5" officeooo:paragraph-rsid="0027bbb5"/>
    </style:style>
    <style:style style:name="P20" style:family="paragraph" style:parent-style-name="Preformatted_20_Text">
      <style:text-properties officeooo:rsid="0022a191" officeooo:paragraph-rsid="0022a191"/>
    </style:style>
    <style:style style:name="P21" style:family="paragraph" style:parent-style-name="Preformatted_20_Text">
      <style:text-properties officeooo:rsid="0022a191" officeooo:paragraph-rsid="00238135"/>
    </style:style>
    <style:style style:name="P22" style:family="paragraph" style:parent-style-name="Standard" style:list-style-name="L1">
      <style:text-properties fo:font-weight="normal" officeooo:rsid="0028f7c5" officeooo:paragraph-rsid="0028f7c5" style:font-weight-asian="normal" style:font-weight-complex="normal"/>
    </style:style>
    <style:style style:name="P23" style:family="paragraph" style:parent-style-name="Standard">
      <style:text-properties fo:font-weight="normal" officeooo:rsid="002c2a51" officeooo:paragraph-rsid="002c2a51" style:font-weight-asian="normal" style:font-weight-complex="normal"/>
    </style:style>
    <style:style style:name="P24" style:family="paragraph" style:parent-style-name="Standard" style:list-style-name="L1">
      <style:text-properties officeooo:rsid="0028f7c5" officeooo:paragraph-rsid="0028f7c5"/>
    </style:style>
    <style:style style:name="P25" style:family="paragraph" style:parent-style-name="Standard" style:list-style-name="L1">
      <style:text-properties officeooo:rsid="002a3fdb" officeooo:paragraph-rsid="002a3fdb"/>
    </style:style>
    <style:style style:name="P26" style:family="paragraph" style:parent-style-name="Standard">
      <style:text-properties officeooo:rsid="001b6603" officeooo:paragraph-rsid="001b6603"/>
    </style:style>
    <style:style style:name="P27" style:family="paragraph" style:parent-style-name="Standard">
      <style:text-properties fo:font-weight="bold" officeooo:rsid="0028f7c5" officeooo:paragraph-rsid="0028f7c5" style:font-weight-asian="bold" style:font-weight-complex="bold"/>
    </style:style>
    <style:style style:name="P28" style:family="paragraph" style:parent-style-name="Standard">
      <style:text-properties fo:font-weight="bold" officeooo:rsid="002c2a51" officeooo:paragraph-rsid="002c2a51" style:font-weight-asian="bold" style:font-weight-complex="bold"/>
    </style:style>
    <style:style style:name="P29" style:family="paragraph" style:parent-style-name="Standard">
      <style:text-properties officeooo:rsid="002c2a51" officeooo:paragraph-rsid="002c2a51"/>
    </style:style>
    <style:style style:name="T1" style:family="text">
      <style:text-properties officeooo:rsid="001f466f"/>
    </style:style>
    <style:style style:name="T2" style:family="text">
      <style:text-properties officeooo:rsid="00238135"/>
    </style:style>
    <style:style style:name="T3" style:family="text">
      <style:text-properties officeooo:rsid="002672f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A collection of useful Command Line Prompts when using Gazebo, MoveIt and ROS. </text:p>
      <text:p text:style-name="P1"/>
      <text:p text:style-name="P19">Control Notes </text:p>
      <text:p text:style-name="P19">Panda </text:p>
      <text:p text:style-name="P19">roslaunch panda_moveit_config demo.launch</text:p>
      <text:p text:style-name="P19">&amp;</text:p>
      <text:p text:style-name="P19">rosrun moveit_tutorials move_group_python_interface_tutorial.py</text:p>
      <text:p text:style-name="P19"/>
      <text:p text:style-name="P1"/>
      <text:p text:style-name="P8">Progress</text:p>
      <text:p text:style-name="P28">21/01/2020</text:p>
      <text:list xml:id="list925173583" text:style-name="L1">
        <text:list-item>
          <text:p text:style-name="P22">roslaunch ur10_moveit_config demo.launch (runs RVIS UR10 environment)</text:p>
        </text:list-item>
        <text:list-item>
          <text:p text:style-name="P24">rosrun moveit_tutorials move_group_python_interface_tutorialDW.py (opens and runs)</text:p>
          <text:list>
            <text:list-item>
              <text:p text:style-name="P25">Only have 5 joints for planning group</text:p>
            </text:list-item>
            <text:list-item>
              <text:p text:style-name="P25">BOX is not part of the planning so needs removal <text:tab/></text:p>
            </text:list-item>
            <text:list-item>
              <text:p text:style-name="P25"/>
            </text:list-item>
          </text:list>
        </text:list-item>
      </text:list>
      <text:p text:style-name="P8">roslaunch ur10_moveit_config demo.launch</text:p>
      <text:p text:style-name="P8">roslaunch ur_gazebo ur10.launch</text:p>
      <text:p text:style-name="P2">rosrun moveit_tutorials move_group_python_interface_tutorialDW.py</text:p>
      <text:p text:style-name="P1"/>
      <text:p text:style-name="P28">22/01/2020</text:p>
      <text:p text:style-name="P23">Below now launches both MOVEIT/RVIZ and Gazebo</text:p>
      <text:p text:style-name="P23">There is a small error in the controller names that I need to find. </text:p>
      <text:p text:style-name="P23"/>
      <text:p text:style-name="P29">roslaunch ur_gazebo ur10DW.launch</text:p>
      <text:p text:style-name="P1"/>
      <text:p text:style-name="P1"/>
      <text:p text:style-name="P1"/>
      <text:p text:style-name="P1"/>
      <text:p text:style-name="P3">General</text:p>
      <text:p text:style-name="P6">cd .. <text:span text:style-name="T3">(</text:span>back one file<text:span text:style-name="T3">)</text:span></text:p>
      <text:p text:style-name="P7">mkdir (make a directory) </text:p>
      <text:p text:style-name="P4"/>
      <text:p text:style-name="P9">Navigate to the standard UR package in catkin workspace <text:span text:style-name="T1">with launch files</text:span></text:p>
      <text:p text:style-name="P9">cd catkin_ws/src/universal_robot/ur_gazebo/launcthen…</text:p>
      <text:p text:style-name="P9"/>
      <text:p text:style-name="P9">catkin_ws/src/universal_robot/ur_gazebo/launch$ roslaunch ur10.launch</text:p>
      <text:p text:style-name="P9"/>
      <text:p text:style-name="P13">check something is working</text:p>
      <text:p text:style-name="P20"><text:span text:style-name="Source_20_Text">rostopic echo -n 1 /gazebo/model_states</text:span></text:p>
      <text:p text:style-name="P20"><text:span text:style-name="Source_20_Text"/></text:p>
      <text:p text:style-name="P21"><text:span text:style-name="Source_20_Text"><text:span text:style-name="T2">check to see a list of what you can do with Gazebo</text:span></text:span></text:p>
      <text:p text:style-name="P20">rosservice list</text:p>
      <text:p text:style-name="P13"/>
      <text:p text:style-name="P18">create catkin package (for controller)</text:p>
      <text:p text:style-name="P18">catkin_create_pkg my_robot_description</text:p>
      <text:p text:style-name="P1"/>
      <text:p text:style-name="P2">Gazebo</text:p>
      <text:p text:style-name="P5"/>
      <text:p text:style-name="P10">From the gazebo launch file location run below to launch gazebo with selected arm </text:p>
      <text:p text:style-name="P1">roslaunch ur5.launch</text:p>
      <text:p text:style-name="P1"/>
      <text:p text:style-name="P14"><text:soft-page-break/>or for control </text:p>
      <text:p text:style-name="P14"/>
      <text:p text:style-name="P14">roslaunch ur_gazebo ur10_joint_limited.launch</text:p>
      <text:p text:style-name="P14">run rostopic list to see the names of the controllers</text:p>
      <text:p text:style-name="P14"/>
      <text:p text:style-name="P1"/>
      <text:p text:style-name="P1"/>
      <text:p text:style-name="P15">ROS</text:p>
      <text:p text:style-name="P12">Show all the rostopics running/may be subrscibed to</text:p>
      <text:p text:style-name="Standard">rostopic list</text:p>
      <text:p text:style-name="Standard"/>
      <text:p text:style-name="Standard"/>
      <text:p text:style-name="P2">Move It </text:p>
      <text:p text:style-name="P16">Launch the assistant GUI, can be used to create a moveit package</text:p>
      <text:p text:style-name="Standard">roslaunch moveit_setup_assistant setup_assistant.launch</text:p>
      <text:p text:style-name="Standard"/>
      <text:p text:style-name="P11">Load the URDF from ur_desciption, it is an xacro.xml file. </text:p>
      <text:p text:style-name="Standard"/>
      <text:p text:style-name="Standard"/>
      <text:p text:style-name="P17">RVIZ<text:line-break/>Open an Rviz window</text:p>
      <text:p text:style-name="P17">rosrun rviz rviz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0T11:04:38.868328058</meta:creation-date>
    <meta:generator>LibreOffice/6.0.7.3$Linux_X86_64 LibreOffice_project/00m0$Build-3</meta:generator>
    <dc:date>2020-01-22T15:37:31.472291715</dc:date>
    <meta:editing-duration>PT13H21M55S</meta:editing-duration>
    <meta:editing-cycles>18</meta:editing-cycles>
    <meta:document-statistic meta:table-count="0" meta:image-count="0" meta:object-count="0" meta:page-count="2" meta:paragraph-count="47" meta:word-count="230" meta:character-count="1731" meta:non-whitespace-character-count="1541"/>
  </office:meta>
</office:document-meta>
</file>